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deb3d" draw:opacity="50%" draw:textarea-horizontal-align="justify" draw:textarea-vertical-align="middle" draw:auto-grow-height="false" fo:min-height="0cm" fo:min-width="0cm" fo:wrap-option="wrap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opacity="50%" draw:textarea-horizontal-align="justify" draw:textarea-vertical-align="middle" draw:auto-grow-height="false" fo:min-height="0cm" fo:min-width="0cm" fo:wrap-option="wrap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fo:font-style="italic" style:font-size-asian="18pt" style:font-size-complex="1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5.1cm" svg:height="1.9cm" svg:x="3.7cm" svg:y="3.7cm">
          <text:p text:style-name="P1"><text:span text:style-name="T1">You check your pull list and see that there is a request.</text:span><text:span text:style-name="T1"><text:line-break/></text:span><text:span text:style-name="T1">Pull the book from the shelve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cm" svg:height="1.9cm" svg:x="3.7cm" svg:y="6.7cm">
          <text:p text:style-name="P1"><text:span text:style-name="T1">Check the book out in your ILS, and note the due dat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1cm" svg:height="1.9cm" svg:x="3.7cm" svg:y="9.7cm">
          <text:p text:style-name="P1"><text:span text:style-name="T1">In fILL, go into the 'Respond' tab, set the due date, and click 'shipped' for that book. <text:s/>Mail the book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1cm" svg:height="1.9cm" svg:x="12cm" svg:y="15.1cm">
          <text:p text:style-name="P1"><text:span text:style-name="T1">The borrowing library gets the book, and marks it as 'received' in fILL. <text:s/>They give it to their patron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1cm" svg:height="1.9cm" svg:x="12cm" svg:y="17.9cm">
          <text:p text:style-name="P1"><text:span text:style-name="T1">The borrowing library gets the book back from their patron, marks it as 'returned', and sends it back to you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cm" svg:height="1.9cm" svg:x="3.4cm" svg:y="23.1cm">
          <text:p text:style-name="P1"><text:span text:style-name="T1">You get the book in the mail, check it in to your ILS, and mark it as checked-in in fILL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25cm" svg:y1="5.6cm" svg:x2="6.25cm" svg:y2="6.7cm" draw:start-shape="id1" draw:start-glue-point="2" draw:end-shape="id2" draw:end-glue-point="0" svg:d="m6250 5600v1100">
          <text:p/>
        </draw:connector>
        <draw:connector draw:style-name="gr3" draw:text-style-name="P1" draw:layer="layout" draw:type="curve" svg:x1="6.25cm" svg:y1="8.6cm" svg:x2="6.25cm" svg:y2="9.7cm" draw:start-shape="id2" draw:start-glue-point="2" draw:end-shape="id3" draw:end-glue-point="0" svg:d="m6250 8600v1100">
          <text:p/>
        </draw:connector>
        <draw:connector draw:style-name="gr3" draw:text-style-name="P1" draw:layer="layout" draw:type="curve" svg:x1="6.25cm" svg:y1="11.6cm" svg:x2="14.55cm" svg:y2="15.1cm" draw:start-shape="id3" draw:start-glue-point="2" draw:end-shape="id4" draw:end-glue-point="0" svg:d="m6250 11600c0 2625 8300 875 8300 3500">
          <text:p/>
        </draw:connector>
        <draw:connector draw:style-name="gr3" draw:text-style-name="P1" draw:layer="layout" draw:type="curve" svg:x1="14.55cm" svg:y1="17cm" svg:x2="14.55cm" svg:y2="17.9cm" draw:start-shape="id4" draw:start-glue-point="2" draw:end-shape="id5" draw:end-glue-point="0" svg:d="m14550 17000v900">
          <text:p/>
        </draw:connector>
        <draw:connector draw:style-name="gr3" draw:text-style-name="P1" draw:layer="layout" draw:type="curve" svg:x1="14.55cm" svg:y1="19.8cm" svg:x2="5.95cm" svg:y2="23.1cm" draw:start-shape="id5" draw:start-glue-point="2" draw:end-shape="id6" draw:end-glue-point="0" svg:d="m14550 19800c0 2475-8600 825-8600 3300">
          <text:p/>
        </draw:connector>
        <draw:custom-shape draw:style-name="gr4" draw:text-style-name="P3" draw:layer="layout" svg:width="4.6cm" svg:height="2.4cm" svg:x="11.3cm" svg:y="8.5cm">
          <text:p text:style-name="P3">If you can't fill the request, for whatever reason, it's just two clicks in the 'Respond' list to say so.</text:p>
          <draw:enhanced-geometry svg:viewBox="0 0 21600 21600" draw:text-areas="800 800 20800 20800" draw:type="round-rectangular-callout" draw:modifiers="-11684.9380569441 19458.892128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cm" svg:height="2.5cm" svg:x="4.4cm" svg:y="17.9cm">
          <text:p text:style-name="P3">If the borrowing library asks for a renewal, this will show up in the 'Renewals' list. <text:s/>You can choose to allow it, or not.</text:p>
          <draw:enhanced-geometry svg:viewBox="0 0 21600 21600" draw:text-areas="800 800 20800 20800" draw:type="round-rectangular-callout" draw:modifiers="35613.4753314497 4223.27069172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9.76cm" svg:height="0.962cm" svg:x="2.026cm" svg:y="1.817cm">
          <draw:text-box>
            <text:p>Lending a book to another library</text:p>
          </draw:text-box>
        </draw:frame>
        <draw:custom-shape draw:style-name="gr4" draw:text-style-name="P3" draw:layer="layout" svg:width="4.6cm" svg:height="2cm" svg:x="11.4cm" svg:y="3.1cm">
          <text:p text:style-name="P3">You can have fILL email you when a new request comes in, too.</text:p>
          <draw:enhanced-geometry svg:viewBox="0 0 21600 21600" draw:text-areas="800 800 20800 20800" draw:type="round-rectangular-callout" draw:modifiers="-11905.58574223 19948.4257871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cm" svg:height="2.6cm" svg:x="11.4cm" svg:y="5.4cm">
          <text:p text:style-name="P3">You can check the requests list at any time. <text:s/>Any new requests that you have not yet responded to will be here.</text:p>
          <draw:enhanced-geometry svg:viewBox="0 0 21600 21600" draw:text-areas="800 800 20800 20800" draw:type="round-rectangular-callout" draw:modifiers="-12032.3407954792 -680.968858131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6cm" svg:height="2.9cm" svg:x="11.7cm" svg:y="21.8cm">
          <text:p text:style-name="P3">Your ILS will handle overdues as it always does. <text:s/>Late books will also show up in the borrowing library's 'overdues' list in fILL.</text:p>
          <draw:enhanced-geometry svg:viewBox="0 0 21600 21600" draw:text-areas="800 800 20800 20800" draw:type="round-rectangular-callout" draw:modifiers="-14928.9284938057 19120.5791106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cm" svg:height="1.6cm" svg:x="11.3cm" svg:y="11.3cm">
          <text:p text:style-name="P3">Send the Canada Post return label with the book. <text:s/></text:p>
          <draw:enhanced-geometry svg:viewBox="0 0 21600 21600" draw:text-areas="800 800 20800 20800" draw:type="round-rectangular-callout" draw:modifiers="-11933.7535318409 -1457.08931917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cm" svg:height="2cm" svg:x="4.4cm" svg:y="15.1cm">
          <text:p text:style-name="P3">The borrowing library will be able to print a date-due slip based on the date you entered.</text:p>
          <draw:enhanced-geometry svg:viewBox="0 0 21600 21600" draw:text-areas="800 800 20800 20800" draw:type="round-rectangular-callout" draw:modifiers="35364.6598565529 4652.47376311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3T10:51:39</meta:creation-date>
    <dc:date>2012-04-13T15:45:04</dc:date>
    <meta:editing-duration>PT4H37M53S</meta:editing-duration>
    <meta:editing-cycles>3</meta:editing-cycles>
    <meta:generator>LibreOffice/3.4$Linux LibreOffice_project/340m1$Build-402</meta:generator>
    <meta:document-statistic meta:object-count="19"/>
  </office:meta>
</office:document-meta>
</file>